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60a" officeooo:paragraph-rsid="0014a60a"/>
    </style:style>
    <style:style style:name="P2" style:family="paragraph" style:parent-style-name="Standard">
      <style:text-properties officeooo:rsid="0017f4c9" officeooo:paragraph-rsid="0017f4c9"/>
    </style:style>
    <style:style style:name="P3" style:family="paragraph" style:parent-style-name="Standard">
      <style:text-properties officeooo:rsid="0017f4c9" officeooo:paragraph-rsid="001b212b"/>
    </style:style>
    <style:style style:name="P4" style:family="paragraph" style:parent-style-name="Standard">
      <style:text-properties officeooo:rsid="0017f4c9" officeooo:paragraph-rsid="001e3c94"/>
    </style:style>
    <style:style style:name="P5" style:family="paragraph" style:parent-style-name="Standard" style:list-style-name="L2">
      <style:text-properties officeooo:rsid="001e3c94" officeooo:paragraph-rsid="001e3c94"/>
    </style:style>
    <style:style style:name="P6" style:family="paragraph" style:parent-style-name="Standard">
      <style:text-properties officeooo:rsid="001e3c94" officeooo:paragraph-rsid="001e3c94"/>
    </style:style>
    <style:style style:name="P7" style:family="paragraph" style:parent-style-name="Standard" style:list-style-name="L4">
      <style:text-properties officeooo:rsid="001e3c94" officeooo:paragraph-rsid="001e3c94"/>
    </style:style>
    <style:style style:name="P8" style:family="paragraph" style:parent-style-name="Standard">
      <style:text-properties fo:font-weight="bold" officeooo:rsid="00155ddc" officeooo:paragraph-rsid="00155ddc" style:font-weight-asian="bold" style:font-weight-complex="bold"/>
    </style:style>
    <style:style style:name="P9" style:family="paragraph" style:parent-style-name="Standard">
      <style:text-properties fo:font-weight="bold" officeooo:rsid="001efa0e" officeooo:paragraph-rsid="001efa0e" style:font-weight-asian="bold" style:font-weight-complex="bold"/>
    </style:style>
    <style:style style:name="P10" style:family="paragraph" style:parent-style-name="Standard">
      <style:text-properties fo:font-weight="normal" officeooo:rsid="00205a08" officeooo:paragraph-rsid="00205a08" style:font-weight-asian="normal" style:font-weight-complex="normal"/>
    </style:style>
    <style:style style:name="T1" style:family="text">
      <style:text-properties officeooo:rsid="001964e8"/>
    </style:style>
    <style:style style:name="T2" style:family="text">
      <style:text-properties officeooo:rsid="001b212b"/>
    </style:style>
    <style:style style:name="T3" style:family="text">
      <style:text-properties officeooo:rsid="0021fc31"/>
    </style:style>
    <style:style style:name="T4" style:family="text">
      <style:text-properties officeooo:rsid="0024d7bf"/>
    </style:style>
    <style:style style:name="T5" style:family="text">
      <style:text-properties officeooo:rsid="002804e6"/>
    </style:style>
    <style:style style:name="T6" style:family="text">
      <style:text-properties officeooo:rsid="0029b7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: Lugares</text:p>
      <text:p text:style-name="P1"/>
      <text:p text:style-name="P8">Caso de uso 1: Llegada a un lugar</text:p>
      <text:p text:style-name="P2">Actor principal: Usuario</text:p>
      <text:p text:style-name="P3">Precondición: <text:tab/><text:span text:style-name="T2">El dispositivo del usuario tiene conexión a Internet</text:span></text:p>
      <text:p text:style-name="P2">Disparador: <text:span text:style-name="T1">El usuario se encuentra en la ubicación de un punto de interés.</text:span></text:p>
      <text:p text:style-name="P4">Escenario de éxito principal: </text:p>
      <text:list xml:id="list6789685931059949422" text:style-name="L2">
        <text:list-item>
          <text:p text:style-name="P5">El sistema comprueba que la ubicación és correcta.</text:p>
        </text:list-item>
        <text:list-item>
          <text:p text:style-name="P5">Se muestra el punto de interés en el mapa (más grande, con luces, o cualquier otra movida)</text:p>
        </text:list-item>
      </text:list>
      <text:p text:style-name="P2">Extensiones del caso de uso:</text:p>
      <text:p text:style-name="P6"><text:tab/>2.a Es la primera vez que se llega a ese punto de interés</text:p>
      <text:list xml:id="list8229320366220381257" text:style-name="L4">
        <text:list-item>
          <text:p text:style-name="P7">Se obtiene el logro correspondiente y se muestra alguna animación.</text:p>
        </text:list-item>
      </text:list>
      <text:p text:style-name="P6"/>
      <text:p text:style-name="P9">Caso de uso 2: Llegada a un punto de interés nuevo</text:p>
      <text:p text:style-name="P10">Actor principal: <text:span text:style-name="T3">Usuario</text:span></text:p>
      <text:p text:style-name="P10">Precondición: <text:span text:style-name="T3">Es la primera vez que se visita ese punto de interés (al menos con la aplicación encendida)</text:span></text:p>
      <text:p text:style-name="P10">Disparador: </text:p>
      <text:p text:style-name="P10">Escenario de éxito principal:</text:p>
      <text:p text:style-name="P10">Extensiones del caso de uso:</text:p>
      <text:p text:style-name="P10"/>
      <text:p text:style-name="P9">Caso de uso 3: Obtener logro</text:p>
      <text:p text:style-name="P10">Actor principal: <text:span text:style-name="T4">Sistema(?)</text:span></text:p>
      <text:p text:style-name="P10">Precondición: </text:p>
      <text:p text:style-name="P10">Disparador:</text:p>
      <text:p text:style-name="P10">Escenario de éxito principal:</text:p>
      <text:p text:style-name="P10">Extensiones del caso de uso:</text:p>
      <text:p text:style-name="P9"/>
      <text:p text:style-name="P9">Caso de uso 4: Mostrar información de un punto de interés</text:p>
      <text:p text:style-name="P10">Actor principal: <text:span text:style-name="T5">Usuario</text:span></text:p>
      <text:p text:style-name="P10">Precondición: - //<text:span text:style-name="T6">Estar en el lugar? O siempre podemos consultar? Maybe un punto medio?</text:span></text:p>
      <text:p text:style-name="P10">Disparador: <text:span text:style-name="T6">El usuario selecciona la opción correspondiente</text:span></text:p>
      <text:p text:style-name="P10">Escenario de éxito principal:</text:p>
      <text:p text:style-name="P10">Extensiones del caso de us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26:53.425225984</meta:creation-date>
    <dc:date>2016-10-26T16:59:59.793017366</dc:date>
    <meta:editing-duration>PT51M49S</meta:editing-duration>
    <meta:editing-cycles>14</meta:editing-cycles>
    <meta:generator>LibreOffice/5.2.2.2$Linux_X86_64 LibreOffice_project/20m0$Build-2</meta:generator>
    <meta:document-statistic meta:table-count="0" meta:image-count="0" meta:object-count="0" meta:page-count="1" meta:paragraph-count="29" meta:word-count="203" meta:character-count="1217" meta:non-whitespace-character-count="1041"/>
  </office:meta>
</office:document-meta>
</file>